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list-style-name="WWNum2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fo:color="#0563c1" style:text-underline-style="solid" style:text-underline-width="auto" style:text-underline-color="font-color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ni2gzovtbkfa"/>Lexique des données</text:p>
      <text:p text:style-name="Standard">Il y a 4 fichiers CSV à disposition :</text:p>
      <text:list xml:id="list1418272731" text:style-name="WWNum2">
        <text:list-item>
          <text:p text:style-name="P1"><text:span text:style-name="T1">Un fichier de disponibilité alimentaire </text:span>pour l’année 2013<text:span text:style-name="T1"> qui contient 17</text:span> <text:span text:style-name="T1">variables :</text:span></text:p>
          <text:list>
            <text:list-item>
              <text:p text:style-name="P4"><text:span text:style-name="T1">Le pays</text:span>.</text:p>
            </text:list-item>
            <text:list-item>
              <text:p text:style-name="P4"><text:span text:style-name="T1">Le produit.</text:span></text:p>
            </text:list-item>
            <text:list-item>
              <text:p text:style-name="P4"><text:span text:style-name="T1">4 variables de disponibilité alimentaire. Ces 4 variables sont exprimées dans des unités bien spécifiques, qui sont précisées directement dans le nom de la variable. </text:span>À<text:span text:style-name="T1"> noter cependant q</text:span>ue la notation <text:span text:style-name="T4">kcal</text:span> est un abus de langage, elle correspond à une calorie réelle.</text:p>
            </text:list-item>
            <text:list-item>
              <text:p text:style-name="P4"><text:span text:style-name="T1">10 variables qui précisent les utilisations/moyens d’acquisition de la disponibilité alimentaire. Elles sont toutes exprimées en </text:span><text:span text:style-name="T2">milliers de tonnes</text:span><text:span text:style-name="T3">.</text:span></text:p>
            </text:list-item>
            <text:list-item>
              <text:p text:style-name="P5"><text:span text:style-name="T1">Enfin, une variable type qui précise si le produit est d’origine animale ou végétale.</text:span></text:p>
            </text:list-item>
          </text:list>
        </text:list-item>
        <text:list-item>
          <text:p text:style-name="P1"><text:span text:style-name="T1">Un fichier d’insécurité alimentaire, qui inclut :</text:span></text:p>
          <text:list>
            <text:list-item>
              <text:p text:style-name="P4"><text:span text:style-name="T1">Le pays.</text:span></text:p>
            </text:list-item>
            <text:list-item>
              <text:p text:style-name="P4">Intervalle d’années.</text:p>
            </text:list-item>
            <text:list-item>
              <text:p text:style-name="P4"><text:span text:style-name="T1">Le</text:span> <text:span text:style-name="T1">nombre de personnes en sous-alimentation en millions d’habitants </text:span>(ex. : pour l’intervalle 2012-2014, le nombre de personnes correspond à la moyenne sur ces 3 années, on peut le résumer en 2013).</text:p>
            </text:list-item>
          </text:list>
        </text:list-item>
      </text:list>
      <text:p text:style-name="P6"/>
      <text:list xml:id="list30912158302435" text:continue-numbering="true" text:style-name="WWNum2">
        <text:list-item>
          <text:p text:style-name="P1"><text:span text:style-name="T1">Un fichier de population qui inclut :</text:span></text:p>
          <text:list>
            <text:list-item>
              <text:p text:style-name="P4"><text:span text:style-name="T1">Le pays.</text:span></text:p>
            </text:list-item>
            <text:list-item>
              <text:p text:style-name="P4"><text:span text:style-name="T1">L’année.</text:span></text:p>
            </text:list-item>
            <text:list-item>
              <text:p text:style-name="P5"><text:span text:style-name="T1">La population du pays, exprimée en milliers d’habitant</text:span>s.</text:p>
            </text:list-item>
          </text:list>
        </text:list-item>
        <text:list-item>
          <text:p text:style-name="P1"><text:span text:style-name="T1">Un fichier d’aide alimentaire qui contient :</text:span></text:p>
          <text:list>
            <text:list-item>
              <text:p text:style-name="P4"><text:span text:style-name="T1">Le pays bénéficiaire.</text:span></text:p>
            </text:list-item>
            <text:list-item>
              <text:p text:style-name="P4"><text:span text:style-name="T1">L’année.</text:span></text:p>
            </text:list-item>
            <text:list-item>
              <text:p text:style-name="P4"><text:span text:style-name="T1">Le produit.</text:span></text:p>
            </text:list-item>
            <text:list-item>
              <text:p text:style-name="P5"><text:span text:style-name="T1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 <text:a xlink:type="simple" xlink:href="http://www.fao.org/faostat/fr/#data" text:style-name="ListLabel_20_11" text:visited-style-name="ListLabel_20_11"><text:span text:style-name="T5">http://www.fao.org/faostat/fr/#data</text:span></text:a></text:p>
      <text:p text:style-name="Standard"/>
      <text:p text:style-name="Standard"><text:span text:style-name="T6">Notes de mes précédentes recherches</text:span></text:p>
      <text:list xml:id="list1708420211" text:style-name="WWNum1">
        <text:list-item>
          <text:p text:style-name="P2"><text:soft-page-break/>La disponibilité alimentaire correspond à la disponibilité d'aliments en quantité suffisante et d'une qualité appropriée pour l’alimentation humaine.</text:p>
        </text:list-item>
        <text:list-item>
          <text:p text:style-name="P2">La disponibilité intérieure correspond à la disponibilité totale d’un aliment au sein du pays.</text:p>
        </text:list-item>
        <text:list-item>
          <text:p text:style-name="P2"><text:span text:style-name="T1">Il y a un lien logique entre l’ensemble des 10 variables exprimées en milliers de tonnes sur les utilisations de la disponibilité intérieure, qui peut s’exprimer avec une équation du type : A1 + A2 + … = disponibilité intérieure = B1 + B2 + …<text:line-break/>Mais je ne me souviens plus exactement !</text:span></text:p>
        </text:list-item>
        <text:list-item>
          <text:p text:style-name="P2"><text:span text:style-name="T1">Lors de mes recherches, j’ai découvert des chiffres intéressants sur l’utilisation des céréales, notamment la répartition</text:span> entre l’<text:span text:style-name="T1">alimentation humaine (colonne </text:span><text:span text:style-name="T8">Nourriture</text:span>) et l’<text:span text:style-name="T1">alimentation pour animaux. La liste des céréales peut être trouvée </text:span>en allant fouiller un peu dans l’onglet Bilans alimentaires, sur le lien juste ci-dessus.</text:p>
        </text:list-item>
        <text:list-item>
          <text:p text:style-name="P3"><text:span text:style-name="T1">Enfin, je me souviens d’un exemple étonnant d’utilisation du manioc par la Thaïlande aux égards de la proportion de personnes en sous-nutrition. Il serait intéressant d’aller à nouveau y jeter un coup d’œil, 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9in" fo:margin-left="0.7874in" fo:margin-right="0.9846in" style:writing-mode="lr-tb" style:layout-grid-color="#c0c0c0" style:layout-grid-lines="26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410" meta:character-count="2524" meta:non-whitespace-character-count="2166"/>
    <meta:generator>LibreOfficeDev/6.0.5.2$Linux_X86_64 LibreOffice_project/</meta:generator>
  </office:meta>
</office:document-meta>
</file>